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51" style:family="paragraph" style:parent-style-name="Heading_20_1">
      <style:paragraph-properties fo:text-align="center" style:justify-single-word="false"/>
      <style:text-properties officeooo:paragraph-rsid="0017088b"/>
    </style:style>
    <style:style style:name="P52" style:family="paragraph" style:parent-style-name="Heading_20_1" style:master-page-name="Content">
      <style:paragraph-properties fo:text-align="center" style:justify-single-word="false" style:page-number="auto"/>
      <style:text-properties officeooo:paragraph-rsid="0017088b"/>
    </style:style>
    <style:style style:name="P53" style:family="paragraph" style:parent-style-name="Heading_20_1">
      <style:paragraph-properties fo:text-align="center" style:justify-single-word="false"/>
      <style:text-properties officeooo:paragraph-rsid="00182ee3"/>
    </style:style>
    <style:style style:name="P54" style:family="paragraph" style:parent-style-name="Heading_20_1">
      <style:paragraph-properties fo:text-align="center" style:justify-single-word="false" fo:break-before="page"/>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justify" style:justify-single-word="false"/>
    </style:style>
    <style:style style:name="P57" style:family="paragraph" style:parent-style-name="Heading_20_2">
      <style:paragraph-properties fo:text-align="center" style:justify-single-word="false"/>
    </style:style>
    <style:style style:name="P58" style:family="paragraph" style:parent-style-name="Heading_20_2">
      <style:paragraph-properties fo:text-align="center" style:justify-single-word="false"/>
      <style:text-properties officeooo:paragraph-rsid="0017088b"/>
    </style:style>
    <style:style style:name="P59" style:family="paragraph" style:parent-style-name="Heading_20_2">
      <style:paragraph-properties fo:text-align="center" style:justify-single-word="false"/>
      <style:text-properties fo:font-size="16pt" officeooo:rsid="005c5c80" style:font-size-asian="16pt" style:font-size-complex="16pt"/>
    </style:style>
    <style:style style:name="P60" style:family="paragraph" style:parent-style-name="Heading_20_3">
      <style:paragraph-properties fo:text-align="center" style:justify-single-word="false"/>
      <style:text-properties fo:color="#ff0000" loext:opacity="100%"/>
    </style:style>
    <style:style style:name="P61" style:family="paragraph" style:parent-style-name="Heading_20_3">
      <style:paragraph-properties fo:text-align="justify" style:justify-single-word="false"/>
    </style:style>
    <style:style style:name="P62" style:family="paragraph" style:parent-style-name="Heading_20_3">
      <style:paragraph-properties fo:text-align="justify" style:justify-single-word="false"/>
      <style:text-properties officeooo:paragraph-rsid="002bf890"/>
    </style:style>
    <style:style style:name="P63" style:family="paragraph" style:parent-style-name="Heading_20_3">
      <style:paragraph-properties fo:text-align="center" style:justify-single-word="false"/>
    </style:style>
    <style:style style:name="P64" style:family="paragraph" style:parent-style-name="Heading_20_3">
      <style:paragraph-properties fo:text-align="center" style:justify-single-word="false"/>
      <style:text-properties officeooo:paragraph-rsid="005c5c80"/>
    </style:style>
    <style:style style:name="P65" style:family="paragraph" style:parent-style-name="Heading_20_4">
      <style:paragraph-properties fo:text-align="center" style:justify-single-word="false"/>
    </style:style>
    <style:style style:name="P66" style:family="paragraph" style:parent-style-name="Heading_20_4">
      <style:text-properties officeooo:paragraph-rsid="00cfb582"/>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officeooo:rsid="008a2d4a"/>
    </style:style>
    <style:style style:name="T58" style:family="text">
      <style:text-properties officeooo:rsid="0094a94a"/>
    </style:style>
    <style:style style:name="T59" style:family="text">
      <style:text-properties officeooo:rsid="0094f686"/>
    </style:style>
    <style:style style:name="T60" style:family="text">
      <style:text-properties officeooo:rsid="0095e25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ab5740" style:font-weight-asian="normal" style:font-weight-complex="normal"/>
    </style:style>
    <style:style style:name="T65" style:family="text">
      <style:text-properties officeooo:rsid="00ade419"/>
    </style:style>
    <style:style style:name="T66" style:family="text">
      <style:text-properties officeooo:rsid="00b16c1b"/>
    </style:style>
    <style:style style:name="T67" style:family="text">
      <style:text-properties officeooo:rsid="00c9b7b7"/>
    </style:style>
    <style:style style:name="T68" style:family="text">
      <style:text-properties officeooo:rsid="00cfb582"/>
    </style:style>
    <style:style style:name="T69" style:family="text">
      <style:text-properties officeooo:rsid="00d08efb"/>
    </style:style>
    <style:style style:name="T70" style:family="text">
      <style:text-properties officeooo:rsid="00d128ae"/>
    </style:style>
    <style:style style:name="T71" style:family="text">
      <style:text-properties officeooo:rsid="00d5a2f9"/>
    </style:style>
    <style:style style:name="T72" style:family="text">
      <style:text-properties officeooo:rsid="00db41d4"/>
    </style:style>
    <style:style style:name="T73" style:family="text">
      <style:text-properties officeooo:rsid="00e8795b"/>
    </style:style>
    <style:style style:name="T74" style:family="text">
      <style:text-properties officeooo:rsid="00ea9142"/>
    </style:style>
    <style:style style:name="T75" style:family="text">
      <style:text-properties officeooo:rsid="00ebd3e2"/>
    </style:style>
    <style:style style:name="T76" style:family="text">
      <style:text-properties officeooo:rsid="00ed01d3"/>
    </style:style>
    <style:style style:name="T77" style:family="text">
      <style:text-properties officeooo:rsid="00f1e5f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秘鲁共产党文集第1卷：1968-1987</text:h>
      <text:h text:style-name="P53" text:outline-level="1">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57"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52"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58"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58"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58"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58"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58"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58"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58"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58"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58"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58"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58"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54" text:outline-level="1"><text:a xlink:type="simple" xlink:href="#2.目录|outline" text:style-name="Internet_20_link" text:visited-style-name="Visited_20_Internet_20_Link"><text:span text:style-name="T28">1970年 - 拉丁美洲：人民战争的伟大胜利和辉煌前景</text:span></text:a></text:h>
      <text:p text:style-name="P50">　　<text:span text:style-name="T1">Bandera Roja 第42号，1970年5月</text:span></text:p>
      <text:p text:style-name="P3"/>
      <text:h text:style-name="P60" text:outline-level="3">☆毛主席语录☆</text:h>
      <text:h text:style-name="P61"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62"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57"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57"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美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61" text:outline-level="3">　　<text:span text:style-name="T19">人民战争胜利万岁！</text:span></text:h>
      <text:p text:style-name="P3"/>
      <text:h text:style-name="P61" text:outline-level="3">　　<text:span text:style-name="T19">马列主义、毛泽东思想万岁！</text:span></text:h>
      <text:p text:style-name="P3"/>
      <text:h text:style-name="P61" text:outline-level="3">　　<text:span text:style-name="T19">打倒小资产阶级军国主义！</text:span></text:h>
      <text:p text:style-name="P3">——————————</text:p>
      <text:p text:style-name="P3"/>
      <text:p text:style-name="P3">——————————</text:p>
      <text:p text:style-name="P3"/>
      <text:p text:style-name="P3"/>
      <text:h text:style-name="P56" text:outline-level="1"><text:soft-page-break/>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59" text:outline-level="2">目录</text:h>
      <text:h text:style-name="P63" text:outline-level="3">一、妇女问题与马克思主义</text:h>
      <text:h text:style-name="P65" text:outline-level="4">1.女性“自然缺陷”论</text:h>
      <text:h text:style-name="P65" text:outline-level="4">2.资本主义的发展与妇女运动</text:h>
      <text:h text:style-name="P65" text:outline-level="4">3.马克思主义与妇女解放</text:h>
      <text:h text:style-name="P64" text:outline-level="3">二<text:span text:style-name="T43">、</text:span>马里亚特吉和妇女问题</text:h>
      <text:h text:style-name="P65" text:outline-level="4">1. 妇女状况</text:h>
      <text:h text:style-name="P65" text:outline-level="4">2.妇女斗争的历史背景</text:h>
      <text:h text:style-name="P65" text:outline-level="4">3.妇女运动</text:h>
      <text:h text:style-name="P65" text:outline-level="4">4.妇女解放</text:h>
      <text:h text:style-name="P63" text:outline-level="3">三<text:span text:style-name="T43">、</text:span>在马里亚特吉之后发展妇女运动</text:h>
      <text:h text:style-name="P65" text:outline-level="4">1.当前的马里亚特吉相关</text:h>
      <text:h text:style-name="P65" text:outline-level="4">2. 重上马里亚特吉之路</text:h>
      <text:h text:style-name="P57"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63" text:outline-level="3"><text:soft-page-break/><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5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63" text:outline-level="3"><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text:soft-page-break/>样的报纸来要求改善她们的状况。在革命进程的发展过程中，妇女赢得了对长子权的压制和对男性特权的废除，并获得了与男性平等的继承权和离婚权。<text:span text:style-name="T57">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1"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7">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63"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8">弗</text:span>·恩格斯的《家庭、私有制和国家的起源》，他指出父权取代母权是妇女屈服的开始，他写道：</text:p>
      <text:p text:style-name="P3"/>
      <text:p text:style-name="P31">　　<text:span text:style-name="T63">“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4">她</text:span><text:span text:style-name="T63">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3">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text:soft-page-break/>　　发展这个唯物主义辩证法的出发点，恩格斯教导了如何在此基础上建立一夫一妻制的家庭，关于这一点，他说：<text:span text:style-name="T44">“一夫一妻制是不以自然条件为基础，</text:span><text:span text:style-name="T62">而以经济条件为基础，即以私有制对原始的自然长成的公有制的胜利为基础的第一个家庭形式。</text:span><text:span text:style-name="T44">”</text:span>并且：<text:span text:style-name="T44">“可见，</text:span><text:span text:style-name="T62">个体婚制</text:span><text:span text:style-name="T44">在历史上决不是作为男女之间的和好而出现的，更不是作为这种和好的最高形式而出现的。恰好相反。</text:span><text:span text:style-name="T62">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5">她</text:span>们的监护人的权力下，无论是父亲、丈夫、丈夫的继承人还是国家，<text:span text:style-name="T65">她</text:span>们的生活都在持续的监护下度过。她们得到了嫁妆，这样她们就有饭吃，不会挨饿，在某些情况下，她们还可以离婚；对于其他人来说，在专门当局的控制下，<text:span text:style-name="T66">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7">、</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0">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1">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2">在过去被</text:span>统治并<text:span text:style-name="T72">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3">441</text:span>页。《马克思恩格斯全集》第一版，<text:span text:style-name="T44">1956-1983</text:span>年。粗体字为原文斜体字。在西班牙文版转为网页版过程中，粗体字已丢失。西班牙语原文引自<text:span text:style-name="T75">《资本论》</text:span>第一卷，第 394-395 页。经济文化基金，1966。）</text:p>
      <text:p text:style-name="P3"/>
      <text:p text:style-name="P47">　　继续他精湛的分析，马克思自己向我们描述了资本主义是如何利用女性的美德和义务来谋取利益的：<text:span text:style-name="T7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3">441-</text:span><text:span text:style-name="T76">442</text:span>页。《马克思恩格斯全集》第一版，<text:span text:style-name="T44">1956-1983</text:span>年。此注释文本参考资料为<text:span text:style-name="T75">：《十小时工厂法案。艾释黎勋爵</text:span><text:span text:style-name="T76">3</text:span><text:span text:style-name="T75">月</text:span><text:span text:style-name="T76">15</text:span><text:span text:style-name="T75">日的演说》</text:span><text:span text:style-name="T76">1844</text:span><text:span text:style-name="T75">年伦敦版</text:span><text:span text:style-name="T76">，</text:span><text:span text:style-name="T75">第</text:span><text:span text:style-name="T76">20</text:span><text:span text:style-name="T75">页</text:span><text:span text:style-name="T76">。</text:span><text:span text:style-name="T75">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7">，下划线丢失</text:span>。）显然，资本主义以其自身的未来利益为未来的妇女解放奠定了基础，同时也创造了将在其发展过程中摧毁它的阶级：无产阶级。</text:p>
      <text:p text:style-name="P3"/>
      <text:p text:style-name="P2">　　另一方面，她们的经济参与和阶级斗争的发展又推动了女性的政治化。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塑造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路易莎·米歇尔、N.克鲁普斯卡娅、罗莎·卢森堡、刘菊兰和人民和无产阶级铭记的其他人。</text:p>
      <text:p text:style-name="P3"/>
      <text:p text:style-name="P2">　　对于昨天和今天的马克思主义来说，女性的政治化是她解放的关键问题，经典对此给予了特别关注。马克思教导说：“任何了解历史的人都知道，没有女权主义的发酵，社会的巨大变革是不可能的。社会进步可以准确地用弱性的社会地位来衡量。” （给库格曼的信，1888年。）对于列宁来说，妇女的参与对革命更为紧迫和重要：</text:p>
      <text:p text:style-name="P3"/>
      <text:p text:style-name="P2">　　“所有解放运动的经验证实，革命的成功取决于妇女参与的程度。” （我们的重点。）</text:p>
      <text:p text:style-name="P3"/>
      <text:p text:style-name="P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 废除任何和所有限制妇女的政治权利，与向群众解释这种转变的特殊紧迫性，在战争和物资匮乏使人民群众不安并唤醒人们特别是妇女对政治的兴趣和关注的时刻。”他提出，“我们有必要在这些女性群众中全面开展系统性工作。我们必须教育那些我们设法摆脱被动的妇女，我们必须招募她们并武装她们进行斗争，而不仅仅是无产阶级妇女在工厂工作或在家干活，还有农妇，小资产阶级各个阶级的妇女。她们也是资本主义的受害者。”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2">　　从以上我们可以看出，马克思主义从一开始就提出了妇女的政治化，认为妇女的斗争与工人阶级的斗争是一致的；这就是为什么上个世纪倍倍尔说“妇女和工人的共同处境都是受压迫”，也是为什么1879年的社会党代表大会宣布男女平等和为之奋斗的必要性，重申革命女权主义者的团结一致妇女和工人阶级的斗争。或者正如今天的中国宣称的那样，遵循毛泽东的论点：“妇女解放是无产阶级解放的一个组成部分。” （《北京评论》1972年第10期）</text:p>
      <text:p text:style-name="P3"/>
      <text:p text:style-name="P2">　　这使我们考虑如何才能实现妇女的解放？恩格斯通过考察资本主义社会和普遍存在剥削压迫的社会，证实了男性之间存在着苦难、不平等和屈从，并强调了妇女问题，他指出，“男女平等的现状是不存在的”。比我们从先前的社会条件中继承的法律不平等更好的是，这不是对妇女的经济压迫的原因，而是其结果。”他继续说：“除非妇女在生产中承担社会可衡量的重要角色，并且仅被家务劳动微不足道地束缚，否则她们无法获得解放。这只有在现代工业中才有可能，现代工业不仅大量接纳女性劳动，而且致命地要求它。”</text:p>
      <text:p text:style-name="P3"/>
      <text:p text:style-name="P2">　　恩格斯的这一断言，断章取主义，与 Origin 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私有制以生产资料公有制为基础，发展生产资料大生产。我们再说一遍，把恩格斯的这个论点弄清楚是件好事，因为今天有些人试图隐藏在这部经典著作中，歪曲马克思主义者在妇女问题上的立场，并为剥削阶级鼓吹，妇女简单朴素地参与经济过程，隐藏了私有制这一妇女受压迫的根源，并在破坏生产资料私有制的基础上回避了大规模的社会生产。</text:p>
      <text:p text:style-name="P3"/>
      <text:p text:style-name="P2">　　与其他情况一样，预见到这种扭曲，经典分析了女性参与资本主义开始的生产过程是否能够使男女真正平等的问题。毛泽东在1950年代再次给出简洁有力的回答：“真正的男女平等，只有在全社会进行社会主义改造的过程中才能实现。”</text:p>
      <text:p text:style-name="P3"/>
      <text:p text:style-name="P2"><text:soft-page-break/>　　列宁研究了资产阶级社会妇女的处境，并将其与无产阶级专政下的情况进行了比较；一项分析使他确立：“从远古时代开始，西欧所有解放运动的代表，不是几十年，而是几个世纪以来，都提议废除这些过时的法律，并要求男女在法律上平等，但是没有一个民主的欧洲国家，即使是最先进的共和国，也没有做到这一点，因为只要资本主义存在，只要工厂的私有制得到维持，只要资本的力量得到维持，人们就会继续享受特权。”</text:p>
      <text:p text:style-name="P3"/>
      <text:p text:style-name="P2">　　“从它存在的最初几个月开始，苏维埃政权作为工人的力量，实现了关于妇女的最决定性和最根本的立法变革。在苏维埃共和国，不遗余力地使妇女处于依赖地位。我我指的恰恰是那些以特殊方式利用妇女依附地位的法律，使她成为权利不平等的受害者，甚至常常是屈辱的受害者，也就是说，关于离婚、私生子和妇女生育权的法律向法院起诉父亲以抚养孩子。” （苏维埃共和国女工的任务。）</text:p>
      <text:p text:style-name="P3"/>
      <text:p text:style-name="P2">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然而，我们越是摆脱老资产阶级的包袱法律和制度，我们越清楚地看到我们几乎没有为建设清理场地，但建设本身还没有开始。”</text:p>
      <text:p text:style-name="P3"/>
      <text:p text:style-name="P2">　　“妇女仍然是家庭的奴隶，尽管有所有的解放法律，因为她因琐碎的家务而负担过重、受压迫、麻木、羞辱，这使她成为厨师和护士，这使她的活动浪费在荒谬的地方非生产性的、卑微的、恼人的、愚蠢的和乏味的劳动。只有在群众斗争开始时（由已经拥有国家权力的无产阶级领导）反对这种小家庭经济，妇女解放这个词才会在国内真正开始，或者更准确地说，当他们的大规模转型开始于大规模的社会主义经济时。” （一个伟大的倡议；强调原文。）</text:p>
      <text:p text:style-name="P3"/>
      <text:p text:style-name="P2">　　因此，列宁和毛泽东回答了马克思主义预期中的机会主义歪曲和伪发展，后者今天试图歪曲恩格斯的论点并混淆工人阶级在妇女问题上的立场。</text:p>
      <text:p text:style-name="P3"/>
      <text:p text:style-name="P2">　　马克思主义将争取妇女解放的斗争视为一场持久但胜利的斗争：“这是一场持久的斗争，需要社会技术和习俗的根本变革。但这场斗争将随着共产主义的全面胜利而结束。” （列宁，在国际劳动妇女节之际。）</text:p>
      <text:p text:style-name="P3"/>
      <text:p text:style-name="P2">　　以上，从本质上表明，革命妇女运动与工人阶级为建设新社会而进行的斗争具有同一性；此外，这有助于理解列宁呼吁女工发展制度和手段的意义，这些制度和手段是革命赋予她们的：“我们说工人的解放必须是工人自己的工作，同样地女工的解放必须是女工自己的工作。” （任务 ....）</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使我们免于假装给他们新的任务编辑，在看到他们完整和完整的现实之后更是如此。另一方面，马克思主义者今天在妇女问题上企图歪曲立场，也需要传播经典本身的文字。</text:p>
      <text:p text:style-name="P3"/>
      <text:p text:style-name="P2">　　最后，即使只是顺便提一下，马克思、恩格斯、列宁和毛泽东提出了妇女解放的论点，而不是妇女解放的论点，这一点从引用的引文中可以看出。在这一点上，可以说，历史上对女性状况的分析表明，她受制于监护，处于对男性的顺从状态，这使得女性成为一个存在，虽然与男性属于同一阶级她的丈夫或与她有关系的男人，发现自己相对于他处于低人一等的境地，法律祝福、神圣化和强加的低人一等。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text:soft-page-break/>解放日渐暴露为资产阶级女权主义，其目的是通过将女性群众与人民运动分开来分裂人民运动，主要是反对在工人阶级的领导和指导下妇女运动的发展。</text:p>
      <text:p text:style-name="P3"/>
      <text:h text:style-name="P57"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女人与政治》和《女权主义要求》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37">　　上个世纪，Clorinda Matto de Turner、Mercedes Cabello de Carbonera 和 Margarita Praxedes Muñoz 的行动和文学作品强调了女性在数百万农民、工人和其他女性的背景下的存在，她们虽然匿名，但却受到严厉的社会压迫封建根源。19世纪的秘鲁妇女接受教育的机会微乎其微，当她被允许接受中等教育时，所遵循的教育规范将为她制定一个精简的课程，相当于男性最后一年级加上一些中学课程这些将随之而来。放弃女性教育的事实清楚地表明，虽然有私立机构倾向于或准备学生进入大学，但直到1928年，利马国立女子学校才在利马开办；到那时，首都还没有这样的学校。值得一提的是，上世纪末，一些女教育家对女性教育感到担忧，提出革新：要求克服“为婚育女”的错误观念。生活”，她们的教育不能掌握在修女手中，她们已经放弃了世界，无法培养好女人，我们需要结束错误观念，即外出工作的单身或已婚妇女堕落社交上;与此同时，他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text:soft-page-break/>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捍卫秘鲁妇女权利的行动”；在这场伟大的斗争中，妇女在25日的会议上面对警察，在克服警察的血腥镇压后，她们宣布了以下结论：</text:p>
      <text:p text:style-name="P3"/>
      <text:p text:style-name="P37">　　“利马、周边城镇和农民的妇女于1919年5月25日星期日在海王星公园举行了大型公开会议，考虑到：</text:p>
      <text:p text:style-name="P37">　　“再也不能容忍生活用品和住宅租金的高昂成本以及所有生活必需品使人们陷入苦难境地；秘鲁妇女以及所有文明国家的妇女都了解她们的生活参与解决影响他们的经济和社会问题的任务；</text:p>
      <text:p text:style-name="P37">　　已经同意：</text:p>
      <text:p text:style-name="P37">　　1. 将5月4日在 Alameda de los Descalzos 举行的人民会议的结论作为自己的结论。</text:p>
      <text:p text:style-name="P37">　　2. 如果不接受这些结论，则宣布所有行业的女性全面罢工，将日期留给降低生活成本的男性委员会自行决定”（Martinez de la Torre，马克思主义注释秘鲁社会历史的解读，第一卷，利马1947年。我们的重点。）</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提到的斗争中，除了妇女的政治化，或者更严格地说，作为正确观点的标志之外，必须强调的是，在这些斗争中，女性群众的行动与人民的利益密切相关，这是他们自己的，并且在直接团结和支持工人阶级的斗争，这是他们的阶级。</text:p>
      <text:p text:style-name="P3"/>
      <text:p text:style-name="P37">　　综上所述，秘鲁妇女在本世纪和上世纪末走过的道路以她们广泛参与生产和在北美帝国主义推动的官僚资本主义下以及她们接受教育的机会增加为标志，尤其是在大学。这些是该国第一个女权主义动力将孵化的基础，马里亚特吉描述的这种现象如下：女性的劳动。真正有女权主义倾向的女性是那些工作的女性，那些学习的女性。女权主义思想在从事脑力工作和体力工作的女性中盛行：教授、大学生、工人。它为它的发展找到了一个有利的环境在大学课堂上，每天都吸引着更多的秘鲁女性；在工人工会中，工厂女性以与男性相同的权利和义务参加和组织。除此之外，我们还有业余女权主义，一点点迂腐和有点世俗。对于这类女权主义者来说，女权主义只是一种文学练习，一种时尚运动。（女权主义要求；我们的重点。）</text:p>
      <text:p text:style-name="P3"/>
      <text:p text:style-name="P37">　　正是在这个基础上，马里亚特吉阐述了秘鲁无产阶级在妇女问题上的立场，从马克思主义者的角度为谁想发展在这个问题上确立了总路线。让我们看看这个位置的基本问题：</text:p>
      <text:p text:style-name="P3"/>
      <text:h text:style-name="P63" text:outline-level="3"><text:span text:style-name="T68">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角色工作对妇女的社会地位和对她们的看法的影响。以下段落很好地表达了这一点和其他观点：</text:p>
      <text:p text:style-name="P3"><text:soft-page-break/></text:p>
      <text:p text:style-name="P37">　　“但是，如果资产阶级民主没有实现女权主义，那么它已经不由自主地为它的实现创造了条件和道德和物质前提。它通过更加深入和广泛地利用她们的工作，将妇女视为一种生产要素，一种经济因素，一天。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恶作剧的本性；女性状况正在发生变化，正是工作使女性的地位和观念发生了巨大飞跃。这是马里亚特吉主义者的出发点，同时它反对生物决定论将女性简化为简单的繁殖者，并反对玫瑰色的神话，这些神话背信弃主义地帮助维持对她们的压迫：“在现实中捍卫家庭的诗意是对女性奴役的捍卫。它远非使女性的角色高贵和尊严，而是削弱和削弱它。女人不仅仅是母亲和女性，就像男人不仅仅是男性一样。” （最后两段属于女权主义要求，我们的重点。）</text:p>
      <text:p text:style-name="P3"/>
      <text:p text:style-name="P37">　　马里亚特吉发展了女性状况的社会根源论点，阐述了拉丁女性和撒克逊女性之间的差异，确立了封建背景与气质之间的因果关系以及每个女性的差异：“拉丁女性生活得更谨慎，激情更少。她没有那种追求真理的冲动。尤其是西班牙女人非常谨慎和务实。沃尔多·弗兰克准确地为她下了令人钦佩的准确定主义：“西班牙女人——他写道——是爱情中的实用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Signs and Works，Waldo Frank 的 Rahab。）</text:p>
      <text:p text:style-name="P3"/>
      <text:p text:style-name="P37">　　谈到西班牙女人，自然而然地延伸到拉美妇女，也延伸到本国妇女，可见古今封建背景所产生的女性心理仍未克服。但除此之外，在分析帝国主义与美国被压迫国家之间的关系时，马里亚特吉强调了洋基统治给女性心理留下的疏远心态：“limeña [土生土长的利马 - Trans.] 资产阶级与洋基资本家亲近，甚至在乡村俱乐部、网球场和街头与他们的低级雇员在一起。洋基人可以在没有任何种族或宗教不便的情况下与克里奥尔人结婚，而且她更愿意与一个入侵的种族。在这方面，中产阶级女孩也不会感到任何顾忌。能够诱捕格雷斯公司或基金会雇用的美国佬的 huachafita 对提升自己的社会地位感到满意。（帝国主义观点。）</text:p>
      <text:p text:style-name="P3"/>
      <text:p text:style-name="P37">　　从而将我们社会的女性状况典型化为女性的农奴制，确立了作为其根源的半封建半殖民地背景，摒弃了所谓“女性自然缺陷”的所有解释。</text:p>
      <text:p text:style-name="P3"/>
      <text:p text:style-name="P3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参加了竞争在工厂、商店、企业等......因此我们在纺织厂、饼干厂、洗衣店、容器和纸板箱厂、肥皂等地方看到她，在那里她与男性工人从事相同的工作，从操作机械，最卑微的工作，收入总是比男性低40% 到60%。在女性训练自己从事工业工作的同时，她们也渗透到办公室、商业住宅等活动中，总是与男人竞争，这对工业企业有很大的好处，工资明显减少，利润立即增加。在农业和采矿业，我们发现无产阶级妇女在坦率的竞争中男人，无论我们放眼望去，都会发现大量被剥削的妇女，她们在各种活动中提供服务……在我们的社会斗争过程中，无产阶级不得不提出捍卫自己的具体要求。迄今为止对这个问题表现出最大兴趣的纺织工会，尽管不完全如此，已经不止一次地罢工，目的是强迫遵守法律规定的规定，而资本家根本拒绝执行这些规定；我们有一些资本家（例如工人 Tizon y Bueno 先生的“朋友”）毫不犹豫地将女工怀孕这一事实视为“冒犯”，并因此“冒犯”她而被解雇以避免遵守法律规定。在饼干厂，对妇女的剥削是卑鄙的。”（秘鲁工人总联合会 [CGTP] 致该国工人阶级的宣言。妇女问题；在马里亚特吉的领导下编辑的文件。）</text:p>
      <text:p text:style-name="P3"/>
      <text:p text:style-name="P37"><text:soft-page-break/>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审查土著农民妇女的状况，他说她们和她们的孩子一起有义务“为业主及其家人以及当局提供无偿服务”；他们悲惨的处境和社会地位有一个根源：大庄园和农奴制。</text:p>
      <text:p text:style-name="P3"/>
      <text:p text:style-name="P37">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伪造者的理想”，因为：“他们的利益与资本主义制度没有任何共同之处。她的生活，她的贫穷，她的工作，融合在一起她献给无产阶级群众。”他建议向他们讲话，因为“在他们的队伍中，先锋队将招募更多更好的元素。”</text:p>
      <text:p text:style-name="P3"/>
      <text:h text:style-name="P63" text:outline-level="3"><text:span text:style-name="T68">2</text:span>、妇女斗争的历史背景</text:h>
      <text:p text:style-name="P37">　　正如我们所看到的，对马里亚特吉来说，工业化将女性融入工作，并由此改变了她的处境和精神。他指出，与经典一样，双重情况暗示：“当妇女在资产阶级民主领域的解放道路上前进时，作为交换，这一事实为资本家提供了廉价劳动力，同时成为男性的有力竞争者工人。” （以上引用宣言。）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男人的暴政一直想要废除这种性别，这种在革命中从来没有用过的性别。”</text:p>
      <text:p text:style-name="P3"/>
      <text:p text:style-name="P37">　　并平衡法国大革命对妇女解放的贡献，他在《妇女与政治》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并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63"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text:soft-page-break/>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text:soft-page-break/>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63" text:outline-level="3"><text:span text:style-name="T68">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37">　　“在社会主义制度取代个人主义制度的同时，女性的奢华和优雅也会衰落……人类将失去一些奢华的哺乳动物；但会获得更多的女性。未来女性的服装将不再那么张扬和优雅。昂贵；但这个新女性的条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text:soft-page-break/>　　到目前为止，我们已经介绍和阐述了马里亚特吉关于妇女问题的思想中心论点，出于与处理马克思主义者在该主题上的立场时相同的原因，我们在其中使用了大量引文。</text:p>
      <text:p text:style-name="P3"/>
      <text:h text:style-name="P57" text:outline-level="2">三、在马里亚特吉之后发展妇女运动</text:h>
      <text:h text:style-name="P63"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主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text:soft-page-break/>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63" text:outline-level="3"><text:soft-page-break/>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主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66" text:outline-level="4">　　1.坚持马里亚特吉思想；</text:h>
      <text:h text:style-name="P66"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soft-page-break/>——————————</text:p>
      <text:p text:style-name="P3"/>
      <text:p text:style-name="P3">——————————</text:p>
      <text:p text:style-name="P3"/>
      <text:p text:style-name="P3"/>
      <text:p text:style-name="P3"/>
      <text:h text:style-name="P55" text:outline-level="1">1974<text:span text:style-name="T69">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text:soft-page-break/>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3">在洋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3">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洋基帝国主义的压迫。因此，在当代半封建半殖民地的秘鲁社会，只有民族民主、反封建、反帝的革命空间。</text:p>
      <text:p text:style-name="P3"><text:soft-page-break/></text:p>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text:soft-page-break/>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3">后一条道路是在秘鲁采取的道路。正如我们所见，在本世纪的第二个十年，洋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text:soft-page-break/>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text:soft-page-break/>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主义为公司。这是自1920年以来一直支持社团主义的人所提出的方式，也是今天在西班牙和葡萄牙所支持的方式。</text:p>
      <text:p text:style-name="P3"><text:soft-page-break/></text:p>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text:soft-page-break/>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3">a) 秘鲁社会的阶级发展和斗争。现代工业从1895年在秘鲁发展起来，并在20年代的十年内完成，这十年标志着洋基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3">在剥削者阵营中，合法的民事当局，即为洋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text:soft-page-break/>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text:soft-page-break/>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3">但经济问题并没有就此结束。他还分析了欠发达国家的经济；他敏锐地分析了拉美国家，尤其是我国半封建半殖民地的状况。他展示了落后国家的工业化是如何与帝国主义列强联系在一起并作为其发展的，例如秘鲁洋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洋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text:soft-page-break/>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text:soft-page-break/>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text:soft-page-break/>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主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text:soft-page-break/>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主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text:soft-page-break/>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text:soft-page-break/>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主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text:soft-page-break/>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text:soft-page-break/>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主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text:soft-page-break/>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主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text:soft-page-break/>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text:soft-page-break/>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text:soft-page-break/>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text:soft-page-break/>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text:soft-page-break/></text:p>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text:soft-page-break/>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text:soft-page-break/>“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text:soft-page-break/>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text:soft-page-break/>“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text:soft-page-break/>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text:soft-page-break/>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text:soft-page-break/>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text:soft-page-break/></text:p>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text:soft-page-break/>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text:soft-page-break/>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主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text:soft-page-break/>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text:soft-page-break/>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text:soft-page-break/>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text:soft-page-break/>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3">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洋基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text:soft-page-break/>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text:soft-page-break/>“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text:soft-page-break/></text:p>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text:soft-page-break/>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text:soft-page-break/>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3"><text:soft-page-break/>综合而言，官僚资本主义的扩张旨在实现工业化并产生一个更加依赖帝国主义（主要是美国佬）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3">这场危机，实质上是资本主义在半封建半殖民地国家发展扩张的结果。它不是半封建主义毁灭的结果，而是它演变的结果，也不是将国家从帝国主义（主要是美国佬）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text:soft-page-break/></text:p>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text:soft-page-break/>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text:soft-page-break/></text:p>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3">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洋基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text:soft-page-break/>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3">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洋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text:soft-page-break/>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主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text:soft-page-break/>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3">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美国佬，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主义它们。</text:p>
      <text:p text:style-name="P3"/>
      <text:p text:style-name="P3">选举中的机会主义路线</text:p>
      <text:p text:style-name="P3"><text:soft-page-break/>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text:soft-page-break/>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text:soft-page-break/>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text:soft-page-break/>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主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text:soft-page-break/>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text:soft-page-break/>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text:soft-page-break/>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text:soft-page-break/></text:p>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text:soft-page-break/>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主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text:soft-page-break/>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text:soft-page-break/>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text:soft-page-break/></text:p>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text:soft-page-break/>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主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主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text:soft-page-break/>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text:soft-page-break/>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text:soft-page-break/>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text:soft-page-break/>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3"><text:soft-page-break/>然而，由于洋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text:soft-page-break/>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text:soft-page-break/>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text:soft-page-break/>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soft-page-break/>——————————</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text:soft-page-break/>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text:soft-page-break/>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text:soft-page-break/>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text:soft-page-break/>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主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text:soft-page-break/></text:p>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text:soft-page-break/>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text:soft-page-break/>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text:soft-page-break/>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text:soft-page-break/></text:p>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text:soft-page-break/>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text:soft-page-break/>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主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text:soft-page-break/>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text:soft-page-break/>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text:soft-page-break/>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主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text:soft-page-break/>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text:soft-page-break/>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text:soft-page-break/></text:p>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text:soft-page-break/>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text:soft-page-break/>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text:soft-page-break/>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3">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美国佬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text:soft-page-break/>“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text:soft-page-break/>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3">选举机会主义者加入了那些声称土地问题已经结束和解决的人的行列。他们一边用拙劣的“种田养牛计划”愚弄农民，一边鼓吹发展“集体所有制”，掩盖大地主的回归，推动官僚资本主义在农业上的控制。大银行和洋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3">总而言之，本届政府以发展大垄断，主要是洋基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3">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美国佬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主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
      <text:p text:style-name="P3"/>
      <text:p text:style-name="P3">二。毛主义的内容。</text:p>
      <text:p text:style-name="P3"><text:soft-page-break/></text:p>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
      <text:p text:style-name="P3">1. 秘鲁社会的普遍危机</text:p>
      <text:p text:style-name="P3"/>
      <text:p text:style-name="P3"><text:soft-page-break/>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3">这是我们的现实，这是秘鲁社会赖以生存的基础，也是我们问题和人民不幸的物质根源。这就是统治阶级和他们的美国佬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text:soft-page-break/></text:p>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3">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美国佬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近五年的武装斗争取得了什么成果？1980年可以定主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text:soft-page-break/>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
      <text:p text:style-name="P3">10.- 周日和节日的减少对于2比1的计算仍然无效。</text:p>
      <text:p text:style-name="P3"/>
      <text:p text:style-name="P3">11.- 加速试验；为了尊重辩护权。</text:p>
      <text:p text:style-name="P3"/>
      <text:p text:style-name="P3"><text:soft-page-break/>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text:soft-page-break/>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text:soft-page-break/></text:p>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3">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洋基政府正在重组中央情报局，中央情报局是干预和颠覆洋基帝国主义的主要工具之一，其中包括中央情报局在秘鲁、中美洲和南美洲的驻地。</text:p>
      <text:p text:style-name="P3"><text:soft-page-break/></text:p>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3">至于我国实际情况的发展，同样的反应“专家”（“senderologists”）经常写道，政府和武装部队“应该谨慎对待光辉道路，因为物质条件比80年代好”。受制于帝国主义的半封建半殖民地社会，主要是洋基，官僚资本主义正在其上展开，它日益沉没，代表和捍卫的旧国家只能靠武力和惯性来维持。胡马拉的法西斯主义、种族灭绝和叛徒政府是帝国主义（主要是洋基）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text:soft-page-break/>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3">由于每次战争都是两个阵营的斗争，人民战争的发展必然导致反革命战争的爆发。秘鲁国家、大资产阶级和地主的专政在帝国主义，主要是美国佬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text:soft-page-break/>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3">武装部队是如何进行反革命战争的？他们基本上是沿袭了他们的主人美国佬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text:soft-page-break/>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text:soft-page-break/>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text:soft-page-break/>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text:soft-page-break/>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text:soft-page-break/>“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text:soft-page-break/>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text:soft-page-break/>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text:soft-page-break/>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主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主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3"><text:soft-page-break/>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美国佬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text:soft-page-break/>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text:soft-page-break/>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3"/>
      <text:p text:style-name="P3"><text:soft-page-break/>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3"/>
      <text:p text:style-name="P3"><text:soft-page-break/>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text:soft-page-break/>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text:soft-page-break/>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text:soft-page-break/>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p>
      <text:p text:style-name="P3"/>
      <text:p text:style-name="P3">——————————</text:p>
      <text:p text:style-name="P3">1987- PCP 和 PCE 之间的协议</text:p>
      <text:p text:style-name="P3">秘鲁共产党 - 西班牙共产党 -1987年5月1日</text:p>
      <text:p text:style-name="P3"/>
      <text:p text:style-name="P3"><text:soft-page-break/>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text:soft-page-break/>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text:soft-page-break/></text:p>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主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text:soft-page-break/>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text:soft-page-break/></text:p>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text:soft-page-break/>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text:soft-page-break/>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text:soft-page-break/></text:p>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text:soft-page-break/>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text:soft-page-break/>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text:soft-page-break/>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text:soft-page-break/></text:p>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3">话虽如此，不管赫鲁晓夫的叛徒、他们的傀儡和他们的美国佬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主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秘鲁共产党</text:p>
      <text:p text:style-name="P3">《总政治路线》</text:p>
      <text:p text:style-name="P3">1988]</text:p>
      <text:p text:style-name="P3"/>
      <text:p text:style-name="P3">推介会</text:p>
      <text:p text:style-name="P3"/>
      <text:p text:style-name="P3"><text:soft-page-break/>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text:soft-page-break/></text:p>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text:soft-page-break/></text:p>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soft-page-break/>[…]</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text:soft-page-break/>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text:soft-page-break/>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text:soft-page-break/>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text:soft-page-break/>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text:soft-page-break/>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text:soft-page-break/>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text:soft-page-break/></text:p>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text:soft-page-break/></text:p>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b) 工业、商业和金融的官僚路线。</text:p>
      <text:p text:style-name="P3"/>
      <text:p text:style-name="P3"><text:soft-page-break/>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
      <text:p text:style-name="P3">五、罗尔：</text:p>
      <text:p text:style-name="P3"/>
      <text:p text:style-name="P3"><text:soft-page-break/>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text:soft-page-break/>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text:soft-page-break/></text:p>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1">24</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3-30T04:04:45.297167480</dc:date>
    <meta:editing-duration>PT15H48M53S</meta:editing-duration>
    <meta:editing-cycles>232</meta:editing-cycles>
    <meta:generator>LibreOffice/7.5.1.2$Linux_X86_64 LibreOffice_project/fcbaee479e84c6cd81291587d2ee68cba099e129</meta:generator>
    <meta:document-statistic meta:table-count="0" meta:image-count="0" meta:object-count="1" meta:page-count="202" meta:paragraph-count="2318" meta:word-count="275076" meta:character-count="286339" meta:non-whitespace-character-count="284457"/>
  </office:meta>
</office:document-meta>
</file>

<file path=Object 1/content.xml><?xml version="1.0" encoding="utf-8"?>
<math xmlns="http://www.w3.org/1998/Math/MathML" display="block">
  <semantics>
    <mfrac>
      <mn>8</mn>
      <mn>27</mn>
    </mfrac>
    <annotation encoding="StarMath 5.0">{8} over {27} </annotation>
  </semantics>
</math>
</file>